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7e3" officeooo:paragraph-rsid="000597e3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8pt" fo:font-weight="bold" officeooo:rsid="000597e3" officeooo:paragraph-rsid="000597e3" style:font-size-asian="18pt" style:font-weight-asian="bold" style:font-size-complex="18pt" style:font-weight-complex="bold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597e3" officeooo:paragraph-rsid="000597e3"/>
    </style:style>
    <style:style style:name="P4" style:family="paragraph" style:parent-style-name="Text_20_body" style:list-style-name="L2">
      <style:paragraph-properties fo:text-align="start" style:justify-single-word="false"/>
    </style:style>
    <style:style style:name="P5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</text:p>
      <text:p text:style-name="P2">ВВОДНАЯ</text:p>
      <text:p text:style-name="P1"/>
      <text:list text:style-name="L2">
        <text:list-item>
          <text:p text:style-name="P3">JavaScript изначально создавался только для браузера, но сейчас используется на многих других платформах. </text:p>
        </text:list-item>
        <text:list-item>
          <text:p text:style-name="P5">Сегодня JavaScript занимает уникальную позицию в качестве самого распространённого языка для браузера, обладающего полной интеграцией с HTML/CSS. </text:p>
        </text:list-item>
        <text:list-item>
          <text:p text:style-name="P4">Многие языки могут быть «транспилированы» в JavaScript для предоставления дополнительных функций. Рекомендуется хотя бы кратко рассмотреть их после освоения JavaScript. 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09:55.244178023</meta:creation-date>
    <dc:date>2024-10-15T17:21:34.431529604</dc:date>
    <meta:editing-duration>PT11M40S</meta:editing-duration>
    <meta:editing-cycles>1</meta:editing-cycles>
    <meta:document-statistic meta:table-count="0" meta:image-count="0" meta:object-count="0" meta:page-count="1" meta:paragraph-count="5" meta:word-count="55" meta:character-count="433" meta:non-whitespace-character-count="383"/>
    <meta:generator>LibreOffice/24.2.5.2$Linux_X86_64 LibreOffice_project/420$Build-2</meta:generator>
  </office:meta>
</office:document-meta>
</file>